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01000000014225865A382D5F6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699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3.704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1.773cm"/>
    </style:style>
    <style:style style:name="ro1" style:family="table-row">
      <style:table-row-properties style:row-height="5.054cm" fo:break-before="auto" style:use-optimal-row-height="true"/>
    </style:style>
    <style:style style:name="ro2" style:family="table-row">
      <style:table-row-properties style:row-height="4.053cm" fo:break-before="auto" style:use-optimal-row-height="true"/>
    </style:style>
    <style:style style:name="ro3" style:family="table-row">
      <style:table-row-properties style:row-height="3.552cm" fo:break-before="auto" style:use-optimal-row-height="true"/>
    </style:style>
    <style:style style:name="ro4" style:family="table-row">
      <style:table-row-properties style:row-height="3.05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top"/>
      <style:paragraph-properties fo:text-align="justify"/>
      <style:text-properties style:font-name="標楷體" fo:font-size="14pt" style:font-name-asian="標楷體1" style:font-size-asian="14pt" style:font-name-complex="標楷體1" style:font-size-complex="14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ff0000" style:font-name="標楷體" fo:font-size="14pt" style:font-name-asian="標楷體1" style:font-size-asian="14pt" style:font-name-complex="標楷體1" style:font-size-complex="14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style:font-name="標楷體" fo:font-size="14pt" style:font-name-asian="標楷體1" style:font-size-asian="14pt" style:font-name-complex="標楷體1" style:font-size-complex="14pt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justify"/>
      <style:text-properties style:font-name="標楷體" fo:font-size="14pt" style:font-name-asian="標楷體1" style:font-size-asian="14pt" style:font-name-complex="標楷體1" style:font-size-complex="14pt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標楷體" fo:font-size="14pt" style:font-name-asian="標楷體1" style:font-size-asian="14pt" style:font-name-complex="標楷體1" style:font-size-complex="14pt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標楷體" fo:font-size="14pt" style:font-name-asian="標楷體1" style:font-size-asian="14pt" style:font-name-complex="標楷體1" style:font-size-complex="14pt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fo:color="#ff0000" style:font-name="標楷體" fo:font-size="14pt" style:font-name-asian="標楷體1" style:font-size-asian="14pt" style:font-name-complex="標楷體1" style:font-size-complex="14pt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標楷體" fo:font-size="14pt" style:font-name-asian="標楷體1" style:font-size-asian="14pt" style:font-name-complex="標楷體1" style:font-size-complex="14pt"/>
    </style:style>
    <style:style style:name="ce3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top"/>
      <style:paragraph-properties fo:text-align="justify"/>
      <style:text-properties style:font-name="標楷體" fo:font-size="14pt" style:font-name-asian="標楷體1" style:font-size-asian="14pt" style:font-name-complex="標楷體1" style:font-size-complex="14pt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ff0000" style:font-name="標楷體" fo:font-size="14pt" style:font-name-asian="標楷體1" style:font-size-asian="14pt" style:font-name-complex="標楷體1" style:font-size-complex="14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style:font-name="標楷體" fo:font-size="14pt" style:font-name-asian="標楷體1" style:font-size-asian="14pt" style:font-name-complex="標楷體1" style:font-size-complex="14pt"/>
    </style:style>
    <style:style style:name="ce4" style:family="table-cell" style:parent-style-name="Default" style:data-style-name="N138">
      <style:table-cell-properties fo:background-color="#c0c0c0" style:text-align-source="fix" style:repeat-content="false" fo:wrap-option="wrap" fo:border="0.06pt solid #000000" style:vertical-align="top"/>
      <style:paragraph-properties fo:text-align="justify"/>
      <style:text-properties style:font-name="標楷體" fo:font-size="14pt" style:font-name-asian="標楷體1" style:font-size-asian="14pt" style:font-name-complex="標楷體1" style:font-size-complex="14pt"/>
    </style:style>
    <style:style style:name="ce9" style:family="table-cell" style:parent-style-name="Default" style:data-style-name="N3">
      <style:table-cell-properties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fo:color="#ff0000" style:font-name="標楷體" fo:font-size="14pt" style:font-name-asian="標楷體1" style:font-size-asian="14pt" style:font-name-complex="標楷體1" style:font-size-complex="14pt"/>
    </style:style>
    <style:style style:name="ce10" style:family="table-cell" style:parent-style-name="Default" style:data-style-name="N138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top"/>
      <style:paragraph-properties fo:text-align="end"/>
      <style:text-properties fo:color="#ff0000" style:font-name="標楷體" fo:font-size="14pt" style:font-name-asian="標楷體1" style:font-size-asian="14pt" style:font-name-complex="標楷體1" style:font-size-complex="14pt"/>
    </style:style>
    <style:style style:name="ce13" style:family="table-cell" style:parent-style-name="Default" style:data-style-name="N4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top"/>
      <style:paragraph-properties fo:text-align="end"/>
      <style:text-properties fo:color="#ff0000" style:font-name="標楷體" fo:font-size="14pt" style:font-name-asian="標楷體1" style:font-size-asian="14pt" style:font-name-complex="標楷體1" style:font-size-complex="14pt"/>
    </style:style>
    <style:style style:name="ce18" style:family="table-cell" style:parent-style-name="Default" style:data-style-name="N138">
      <style:table-cell-properties style:text-align-source="fix" style:repeat-content="false" fo:background-color="transparent" style:vertical-align="top"/>
      <style:paragraph-properties fo:text-align="justify"/>
      <style:text-properties style:font-name="標楷體" fo:font-size="14pt" style:font-name-asian="標楷體1" style:font-size-asian="14pt" style:font-name-complex="標楷體1" style:font-size-complex="14pt"/>
    </style:style>
    <style:style style:name="ce20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top"/>
      <style:paragraph-properties fo:text-align="justify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11" style:family="table-cell" style:parent-style-name="Excel_5f_BuiltIn_5f_Hyperlink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ff" style:text-underline-style="solid" style:text-underline-width="auto" style:text-underline-color="font-color"/>
    </style:style>
    <style:style style:name="ce14" style:family="table-cell" style:parent-style-name="Excel_5f_BuiltIn_5f_Hyperlink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ff0000" style:font-name="標楷體" fo:font-size="14pt" style:text-underline-style="solid" style:text-underline-width="auto" style:text-underline-color="font-color" style:font-name-asian="標楷體1" style:font-size-asian="14pt" style:font-name-complex="標楷體1" style:font-size-complex="14pt"/>
    </style:style>
    <style:style style:name="ce1" style:family="table-cell" style:parent-style-name="Default" style:data-style-name="N0"/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附表-113下半年至114年上半年預計公告招商案源填報表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3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3" table:default-cell-style-name="ce25"/>
        <table:table-column table:style-name="co9" table:number-columns-repeated="6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" table:default-cell-style-name="ce25"/>
        <table:table-column table:style-name="co9" table:number-columns-repeated="237" table:default-cell-style-name="ce25"/>
        <table:table-column table:style-name="co9" table:number-columns-repeated="762" table:default-cell-style-name="ce1"/>
        <table:table-column table:style-name="co12" table:number-columns-repeated="15362" table:default-cell-style-name="ce1"/>
        <table:table-row table:style-name="ro1">
          <table:table-cell table:style-name="ce2" office:value-type="string" calcext:value-type="string">
            <text:p>序號</text:p>
          </table:table-cell>
          <table:table-cell table:style-name="ce2" office:value-type="string" calcext:value-type="string">
            <text:p>案件名稱或地號名稱</text:p>
          </table:table-cell>
          <table:table-cell table:style-name="ce2" office:value-type="string" calcext:value-type="string">
            <text:p>法令依據</text:p>
          </table:table-cell>
          <table:table-cell table:style-name="ce2" office:value-type="string" calcext:value-type="string">
            <text:p>公共建設類別</text:p>
          </table:table-cell>
          <table:table-cell table:style-name="ce3" office:value-type="string" calcext:value-type="string">
            <text:p>民間參與方式</text:p>
          </table:table-cell>
          <table:table-cell table:style-name="ce2" office:value-type="string" calcext:value-type="string">
            <text:p>規劃方式</text:p>
          </table:table-cell>
          <table:table-cell table:style-name="ce2" office:value-type="string" calcext:value-type="string">
            <text:p>辦理機關</text:p>
          </table:table-cell>
          <table:table-cell table:style-name="ce4" office:value-type="string" calcext:value-type="string">
            <text:p>預計民投金額(仟元)</text:p>
          </table:table-cell>
          <table:table-cell table:style-name="ce2" office:value-type="string" calcext:value-type="string">
            <text:p>預計公告時程(年/月)</text:p>
          </table:table-cell>
          <table:table-cell table:style-name="ce2" office:value-type="string" calcext:value-type="string">
            <text:p>計畫面積(平方公尺)</text:p>
          </table:table-cell>
          <table:table-cell table:style-name="ce2" office:value-type="string" calcext:value-type="string">
            <text:p>計畫位置(地址)</text:p>
          </table:table-cell>
          <table:table-cell table:style-name="ce2" office:value-type="string" calcext:value-type="string">
            <text:p>土地權屬(比例)</text:p>
            <text:p>1.國有土地</text:p>
            <text:p>2.縣(市)有土地</text:p>
            <text:p>3.國營事業土地</text:p>
            <text:p>4.私人土地</text:p>
            <text:p>5.其他(請註明)</text:p>
          </table:table-cell>
          <table:table-cell table:style-name="ce2" office:value-type="string" calcext:value-type="string">
            <text:p>規劃民間投資項目、內容</text:p>
          </table:table-cell>
          <table:table-cell table:style-name="ce2" office:value-type="string" calcext:value-type="string">
            <text:p>公共建設效益</text:p>
          </table:table-cell>
          <table:table-cell table:style-name="ce2" office:value-type="string" calcext:value-type="string">
            <text:p>是否與國有財產署合作開發</text:p>
            <text:p>(Y/N)</text:p>
          </table:table-cell>
          <table:table-cell table:style-name="ce2" office:value-type="string" calcext:value-type="string">
            <text:p>是否為本部前置作業補助案件及至促參資訊系統登載補助案件</text:p>
            <text:p>(Y/N)</text:p>
          </table:table-cell>
          <table:table-cell table:style-name="ce2" office:value-type="string" calcext:value-type="string">
            <text:p>是否為促參法之重大公共建設(Y/N)</text:p>
          </table:table-cell>
          <table:table-cell table:style-name="ce2" office:value-type="string" calcext:value-type="string">
            <text:p>已提報促參資訊系統列管登載為未簽約案件(Y/N)</text:p>
          </table:table-cell>
          <table:table-cell table:style-name="ce20" office:value-type="string" calcext:value-type="string">
            <text:p>是否曾參與歷年招商大會(Y/N)</text:p>
          </table:table-cell>
          <table:table-cell table:style-name="ce2" office:value-type="string" calcext:value-type="string">
            <text:p>辦理現況及預計辦理期程</text:p>
          </table:table-cell>
          <table:table-cell table:style-name="ce2" office:value-type="string" calcext:value-type="string">
            <text:p>聯絡人</text:p>
            <text:p>姓名</text:p>
          </table:table-cell>
          <table:table-cell table:style-name="ce2" office:value-type="string" calcext:value-type="string">
            <text:p>聯絡人</text:p>
            <text:p>電話</text:p>
          </table:table-cell>
          <table:table-cell table:style-name="ce2" office:value-type="string" calcext:value-type="string">
            <text:p>聯絡人</text:p>
            <text:p>電子郵件</text:p>
          </table:table-cell>
          <table:table-cell table:number-columns-repeated="1636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○市運動中中心營運移轉案</text:p>
          </table:table-cell>
          <table:table-cell table:style-name="ce7" office:value-type="string" calcext:value-type="string">
            <text:p>促參法</text:p>
          </table:table-cell>
          <table:table-cell table:style-name="ce7" office:value-type="string" calcext:value-type="string">
            <text:p>運動設施</text:p>
          </table:table-cell>
          <table:table-cell table:style-name="ce8" office:value-type="string" calcext:value-type="string">
            <text:p>ROT</text:p>
          </table:table-cell>
          <table:table-cell table:style-name="ce7" office:value-type="string" calcext:value-type="string">
            <text:p>政府規劃</text:p>
          </table:table-cell>
          <table:table-cell table:style-name="ce6" office:value-type="string" calcext:value-type="string">
            <text:p>○市政府</text:p>
          </table:table-cell>
          <table:table-cell table:style-name="ce9" office:value-type="float" office:value="900" calcext:value-type="float">
            <text:p>900</text:p>
          </table:table-cell>
          <table:table-cell table:style-name="ce6" office:value-type="string" calcext:value-type="string">
            <text:p>111/01</text:p>
          </table:table-cell>
          <table:table-cell table:style-name="ce10" office:value-type="float" office:value="3000" calcext:value-type="float">
            <text:p>3000 </text:p>
          </table:table-cell>
          <table:table-cell table:style-name="ce6" office:value-type="string" calcext:value-type="string">
            <text:p>○市○區○路○號</text:p>
          </table:table-cell>
          <table:table-cell table:style-name="ce6" office:value-type="string" calcext:value-type="string">
            <text:p>2.縣(市)有土地(100%)</text:p>
          </table:table-cell>
          <table:table-cell table:style-name="ce6" office:value-type="string" calcext:value-type="string">
            <text:p>游泳池、多功能教室、健身房等</text:p>
          </table:table-cell>
          <table:table-cell table:style-name="ce6" office:value-type="string" calcext:value-type="string">
            <text:p>每年使用○人次、提升民眾運動品質等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-106年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114/02-114/06</text:p>
            <text:p>可行性評估階段</text:p>
            <text:p>114/07-114/09</text:p>
            <text:p>先期規劃階段</text:p>
            <text:p>114/10-114/12</text:p>
            <text:p>招商文件準備階段</text:p>
            <text:p>115/01-115/03</text:p>
            <text:p>公告招商階段</text:p>
          </table:table-cell>
          <table:table-cell table:style-name="ce6" office:value-type="string" calcext:value-type="string">
            <text:p>○○○先生/小姐</text:p>
          </table:table-cell>
          <table:table-cell table:style-name="ce6"/>
          <table:table-cell table:style-name="ce11"/>
          <table:table-cell table:number-columns-repeated="1636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○市火車站都市更新案</text:p>
          </table:table-cell>
          <table:table-cell table:style-name="ce6" office:value-type="string" calcext:value-type="string">
            <text:p>都市更新條例</text:p>
          </table:table-cell>
          <table:table-cell table:style-name="ce6" office:value-type="string" calcext:value-type="string">
            <text:p>其他</text:p>
          </table:table-cell>
          <table:table-cell table:style-name="ce6" office:value-type="string" calcext:value-type="string">
            <text:p>都市更新權利變換</text:p>
          </table:table-cell>
          <table:table-cell table:style-name="ce7" office:value-type="string" calcext:value-type="string">
            <text:p>政府規劃</text:p>
          </table:table-cell>
          <table:table-cell table:style-name="ce6" office:value-type="string" calcext:value-type="string">
            <text:p>○市政府</text:p>
          </table:table-cell>
          <table:table-cell table:style-name="ce10" office:value-type="float" office:value="280000" calcext:value-type="float">
            <text:p>280000 </text:p>
          </table:table-cell>
          <table:table-cell table:style-name="ce6" office:value-type="string" calcext:value-type="string">
            <text:p>111/03</text:p>
          </table:table-cell>
          <table:table-cell table:style-name="ce10" office:value-type="float" office:value="15000" calcext:value-type="float">
            <text:p>15000 </text:p>
          </table:table-cell>
          <table:table-cell table:style-name="ce6" office:value-type="string" calcext:value-type="string">
            <text:p>○市○路與○路交叉口</text:p>
          </table:table-cell>
          <table:table-cell table:style-name="ce6" office:value-type="string" calcext:value-type="string">
            <text:p>1.國有土地(60%)</text:p>
            <text:p>2.縣(市)有土地(30%)</text:p>
            <text:p>4.私人土地(10%)</text:p>
          </table:table-cell>
          <table:table-cell table:style-name="ce6" office:value-type="string" calcext:value-type="string">
            <text:p>商辦○坪、住宅○戶等</text:p>
          </table:table-cell>
          <table:table-cell table:style-name="ce6"/>
          <table:table-cell table:number-columns-repeated="4" table:style-name="ce6" office:value-type="string" calcext:value-type="string">
            <text:p>N</text:p>
          </table:table-cell>
          <table:table-cell table:style-name="ce6" office:value-type="string" calcext:value-type="string">
            <text:p>Y-106年及108年</text:p>
          </table:table-cell>
          <table:table-cell table:style-name="ce6" office:value-type="string" calcext:value-type="string">
            <text:p>114/02-114/11</text:p>
            <text:p>辦理都市計畫變更事宜</text:p>
            <text:p>114/12-115/02</text:p>
            <text:p>公告準備階段</text:p>
            <text:p>115/03-115/06</text:p>
            <text:p>公告招商階段</text:p>
          </table:table-cell>
          <table:table-cell table:style-name="ce6" office:value-type="string" calcext:value-type="string">
            <text:p>○○○先生/小姐</text:p>
          </table:table-cell>
          <table:table-cell table:style-name="ce6"/>
          <table:table-cell table:style-name="ce11"/>
          <table:table-cell table:number-columns-repeated="16361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○市○區○段○地號土地設定地上權案</text:p>
          </table:table-cell>
          <table:table-cell table:style-name="ce6" office:value-type="string" calcext:value-type="string">
            <text:p>○市市有財產管理自治條例</text:p>
          </table:table-cell>
          <table:table-cell table:style-name="ce6" office:value-type="string" calcext:value-type="string">
            <text:p>其他</text:p>
          </table:table-cell>
          <table:table-cell table:style-name="ce6" office:value-type="string" calcext:value-type="string">
            <text:p>設定地上權</text:p>
          </table:table-cell>
          <table:table-cell table:style-name="ce6" office:value-type="string" calcext:value-type="string">
            <text:p>政府規劃</text:p>
          </table:table-cell>
          <table:table-cell table:style-name="ce6" office:value-type="string" calcext:value-type="string">
            <text:p>○市政府財政局</text:p>
          </table:table-cell>
          <table:table-cell table:style-name="ce10" office:value-type="float" office:value="66000" calcext:value-type="float">
            <text:p>66000 </text:p>
          </table:table-cell>
          <table:table-cell table:style-name="ce6" office:value-type="string" calcext:value-type="string">
            <text:p>110/10(預計公告3個月)</text:p>
          </table:table-cell>
          <table:table-cell table:style-name="ce10" office:value-type="float" office:value="6000" calcext:value-type="float">
            <text:p>6000 </text:p>
          </table:table-cell>
          <table:table-cell table:style-name="ce6" office:value-type="string" calcext:value-type="string">
            <text:p>○市○區○路○號</text:p>
          </table:table-cell>
          <table:table-cell table:style-name="ce6" office:value-type="string" calcext:value-type="string">
            <text:p>1.國有土地(40%)</text:p>
            <text:p>2.縣(市)有土地(50%)</text:p>
            <text:p>3.國營事業土地(10%)</text:p>
          </table:table-cell>
          <table:table-cell table:style-name="ce6" office:value-type="string" calcext:value-type="string">
            <text:p>商辦○坪、住宅○戶等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number-columns-repeated="3" table:style-name="ce6" office:value-type="string" calcext:value-type="string">
            <text:p>N</text:p>
          </table:table-cell>
          <table:table-cell table:style-name="ce6" office:value-type="string" calcext:value-type="string">
            <text:p>Y-107年</text:p>
          </table:table-cell>
          <table:table-cell table:style-name="ce6" office:value-type="string" calcext:value-type="string">
            <text:p>113/07-113/09</text:p>
            <text:p>公告準備階段</text:p>
            <text:p>114/10-114/12</text:p>
            <text:p>公告招商階段</text:p>
          </table:table-cell>
          <table:table-cell table:style-name="ce6" office:value-type="string" calcext:value-type="string">
            <text:p>○○○先生/小姐</text:p>
          </table:table-cell>
          <table:table-cell table:style-name="ce6"/>
          <table:table-cell table:style-name="ce11"/>
          <table:table-cell table:number-columns-repeated="16361"/>
        </table:table-row>
        <table:table-row table:style-name="ro5">
          <table:table-cell table:style-name="ce6"/>
          <table:table-cell table:style-name="ce12" office:value-type="string" calcext:value-type="string">
            <text:p>表格請自行增列。</text:p>
          </table:table-cell>
          <table:table-cell table:style-name="ce6" table:number-columns-repeated="5"/>
          <table:table-cell table:style-name="ce13"/>
          <table:table-cell table:style-name="ce6" table:number-columns-repeated="14"/>
          <table:table-cell table:style-name="ce14"/>
          <table:table-cell table:number-columns-repeated="16361"/>
        </table:table-row>
        <table:table-row table:style-name="ro5">
          <table:table-cell table:style-name="ce15" table:number-columns-repeated="6"/>
          <table:table-cell table:style-name="ce16" office:value-type="string" calcext:value-type="string">
            <text:p>合計</text:p>
          </table:table-cell>
          <table:table-cell table:style-name="ce10" table:formula="of:=SUM([.H2:.H4])" office:value-type="float" office:value="346900" calcext:value-type="float">
            <text:p>346900 </text:p>
          </table:table-cell>
          <table:table-cell table:style-name="ce15" table:number-columns-repeated="15"/>
          <table:table-cell table:number-columns-repeated="16361"/>
        </table:table-row>
        <table:table-row table:style-name="ro5">
          <table:table-cell table:style-name="ce17"/>
          <table:table-cell/>
          <table:table-cell table:style-name="ce17" table:number-columns-repeated="5"/>
          <table:table-cell table:style-name="ce18"/>
          <table:table-cell table:style-name="ce17" table:number-columns-repeated="15"/>
          <table:table-cell table:number-columns-repeated="16361"/>
        </table:table-row>
        <table:table-row table:style-name="ro5">
          <table:table-cell table:style-name="ce12" office:value-type="string" calcext:value-type="string">
            <text:p>註：</text:p>
          </table:table-cell>
          <table:table-cell table:style-name="ce19" office:value-type="string" calcext:value-type="string" table:number-columns-spanned="22" table:number-rows-spanned="1">
            <text:p>1.法令依據：包含促進民間參與公共建設法(促參法)、商港法、漁港法、電業法、大眾捷運法、獎勵民間參與交通建設條例、國有財產法、地方公產管理法令及都市更新條例等。</text:p>
            <draw:frame draw:z-index="16" draw:name="Picture 17" draw:style-name="gr1" draw:text-style-name="P1" svg:width="0.014cm" svg:height="0.014cm" svg:x="0.015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1" draw:name="Picture 42" draw:style-name="gr1" draw:text-style-name="P1" svg:width="0.014cm" svg:height="0.014cm" svg:x="0.015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6" draw:name="Picture 67" draw:style-name="gr1" draw:text-style-name="P1" svg:width="0.014cm" svg:height="0.014cm" svg:x="0.015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1" draw:name="Picture 124" draw:style-name="gr1" draw:text-style-name="P1" svg:width="0.014cm" svg:height="0.014cm" svg:x="0.015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6" draw:name="Picture 17" draw:style-name="gr1" draw:text-style-name="P1" svg:width="0.014cm" svg:height="0.014cm" svg:x="0.015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1" draw:name="Picture 42" draw:style-name="gr1" draw:text-style-name="P1" svg:width="0.014cm" svg:height="0.014cm" svg:x="0.015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6" draw:name="Picture 67" draw:style-name="gr1" draw:text-style-name="P1" svg:width="0.014cm" svg:height="0.014cm" svg:x="0.015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1" draw:name="Picture 124" draw:style-name="gr1" draw:text-style-name="P1" svg:width="0.014cm" svg:height="0.014cm" svg:x="0.015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covered-table-cell>
            <draw:frame draw:z-index="1" draw:name="Picture 2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" draw:name="Picture 4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" draw:name="Picture 5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" draw:name="Picture 7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" draw:name="Picture 8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0" draw:name="Picture 21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6" draw:name="Picture 27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8" draw:name="Picture 29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9" draw:name="Picture 30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1" draw:name="Picture 32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2" draw:name="Picture 33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5" draw:name="Picture 46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1" draw:name="Picture 52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3" draw:name="Picture 54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4" draw:name="Picture 55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6" draw:name="Picture 57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7" draw:name="Picture 58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0" draw:name="Picture 71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6" draw:name="Picture 109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8" draw:name="Picture 111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9" draw:name="Picture 112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1" draw:name="Picture 114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2" draw:name="Picture 115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5" draw:name="Picture 128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1" draw:name="Picture 2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3" draw:name="Picture 4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4" draw:name="Picture 5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6" draw:name="Picture 7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7" draw:name="Picture 8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0" draw:name="Picture 21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6" draw:name="Picture 27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8" draw:name="Picture 29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9" draw:name="Picture 30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1" draw:name="Picture 32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2" draw:name="Picture 33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5" draw:name="Picture 46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1" draw:name="Picture 52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3" draw:name="Picture 54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4" draw:name="Picture 55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6" draw:name="Picture 57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7" draw:name="Picture 58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0" draw:name="Picture 71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6" draw:name="Picture 109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8" draw:name="Picture 111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9" draw:name="Picture 112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1" draw:name="Picture 114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2" draw:name="Picture 115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5" draw:name="Picture 128" draw:style-name="gr1" draw:text-style-name="P1" svg:width="0.015cm" svg:height="0.014cm" svg:x="0.019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12"/>
          <table:covered-table-cell>
            <draw:frame draw:z-index="17" draw:name="Picture 18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" draw:name="Picture 19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2" draw:name="Picture 43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3" draw:name="Picture 44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7" draw:name="Picture 68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8" draw:name="Picture 69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2" draw:name="Picture 125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3" draw:name="Picture 126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7" draw:name="Picture 18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8" draw:name="Picture 19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2" draw:name="Picture 43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3" draw:name="Picture 44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7" draw:name="Picture 68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8" draw:name="Picture 69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2" draw:name="Picture 125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3" draw:name="Picture 126" draw:style-name="gr1" draw:text-style-name="P1" svg:width="0.02cm" svg:height="0.014cm" svg:x="0.01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</table:covered-table-cell>
          <table:covered-table-cell>
            <draw:frame draw:z-index="0" draw:name="Picture 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" draw:name="Picture 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" draw:name="Picture 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" draw:name="Picture 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" draw:name="Picture 1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" draw:name="Picture 1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" draw:name="Picture 1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" draw:name="Picture 1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" draw:name="Picture 1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" draw:name="Picture 1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" draw:name="Picture 1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" draw:name="Picture 2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1" draw:name="Picture 2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2" draw:name="Picture 2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3" draw:name="Picture 2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4" draw:name="Picture 2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5" draw:name="Picture 2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27" draw:name="Picture 2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0" draw:name="Picture 3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3" draw:name="Picture 3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4" draw:name="Picture 3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5" draw:name="Picture 3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6" draw:name="Picture 37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7" draw:name="Picture 3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8" draw:name="Picture 3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39" draw:name="Picture 4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0" draw:name="Picture 4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4" draw:name="Picture 4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6" draw:name="Picture 47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7" draw:name="Picture 4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8" draw:name="Picture 4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49" draw:name="Picture 5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0" draw:name="Picture 5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2" draw:name="Picture 5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5" draw:name="Picture 5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8" draw:name="Picture 5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59" draw:name="Picture 6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0" draw:name="Picture 6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1" draw:name="Picture 6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2" draw:name="Picture 6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3" draw:name="Picture 6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4" draw:name="Picture 6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5" draw:name="Picture 6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69" draw:name="Picture 7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1" draw:name="Picture 7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2" draw:name="Picture 7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3" draw:name="Picture 7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4" draw:name="Picture 7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5" draw:name="Picture 10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77" draw:name="Picture 11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0" draw:name="Picture 11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3" draw:name="Picture 11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4" draw:name="Picture 117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5" draw:name="Picture 11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6" draw:name="Picture 11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7" draw:name="Picture 12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8" draw:name="Picture 12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89" draw:name="Picture 12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0" draw:name="Picture 12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4" draw:name="Picture 127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6" draw:name="Picture 12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7" draw:name="Picture 13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8" draw:name="Picture 13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99" draw:name="Picture 13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0" draw:name="Picture 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2" draw:name="Picture 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5" draw:name="Picture 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8" draw:name="Picture 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09" draw:name="Picture 1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0" draw:name="Picture 1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1" draw:name="Picture 1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2" draw:name="Picture 1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3" draw:name="Picture 1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4" draw:name="Picture 1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5" draw:name="Picture 1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19" draw:name="Picture 2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1" draw:name="Picture 2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2" draw:name="Picture 2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3" draw:name="Picture 2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4" draw:name="Picture 2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5" draw:name="Picture 2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27" draw:name="Picture 2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0" draw:name="Picture 3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3" draw:name="Picture 3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4" draw:name="Picture 3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5" draw:name="Picture 3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6" draw:name="Picture 37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7" draw:name="Picture 3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8" draw:name="Picture 3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39" draw:name="Picture 4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0" draw:name="Picture 4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4" draw:name="Picture 4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6" draw:name="Picture 47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7" draw:name="Picture 4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8" draw:name="Picture 4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49" draw:name="Picture 5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0" draw:name="Picture 5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2" draw:name="Picture 5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5" draw:name="Picture 5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8" draw:name="Picture 5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59" draw:name="Picture 6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0" draw:name="Picture 6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1" draw:name="Picture 6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2" draw:name="Picture 6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3" draw:name="Picture 6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4" draw:name="Picture 6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5" draw:name="Picture 6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69" draw:name="Picture 7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1" draw:name="Picture 7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2" draw:name="Picture 7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3" draw:name="Picture 74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4" draw:name="Picture 75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5" draw:name="Picture 10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77" draw:name="Picture 11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0" draw:name="Picture 11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3" draw:name="Picture 116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4" draw:name="Picture 117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5" draw:name="Picture 118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6" draw:name="Picture 11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7" draw:name="Picture 12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8" draw:name="Picture 12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89" draw:name="Picture 12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0" draw:name="Picture 123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4" draw:name="Picture 127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6" draw:name="Picture 129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7" draw:name="Picture 130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8" draw:name="Picture 131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  <draw:frame draw:z-index="199" draw:name="Picture 132" draw:style-name="gr1" draw:text-style-name="P1" svg:width="0.027cm" svg:height="0.014cm" svg:x="0cm" svg:y="0.02cm">
              <draw:image xlink:href="Pictures/1000020000000001000000014225865A382D5F6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number-columns-repeated="16361"/>
        </table:table-row>
        <table:table-row table:style-name="ro5">
          <table:table-cell/>
          <table:table-cell table:style-name="ce19" office:value-type="string" calcext:value-type="string" table:number-columns-spanned="22" table:number-rows-spanned="1">
            <text:p>2.公共建設類別：參考促參法第3條類別名稱，未適用者註明其他。</text:p>
          </table:table-cell>
          <table:covered-table-cell table:number-columns-repeated="21"/>
          <table:table-cell table:number-columns-repeated="16361"/>
        </table:table-row>
        <table:table-row table:style-name="ro5">
          <table:table-cell/>
          <table:table-cell table:style-name="ce19" office:value-type="string" calcext:value-type="string" table:number-columns-spanned="22" table:number-rows-spanned="1">
            <text:p>3.民間參與方式：促參法第8條第1項BOT、ROT、有償BTO、無償BTO、OT、BOO等，或其他法令公開招標設定地上權、標租、都市更新權利變換及其他等。</text:p>
          </table:table-cell>
          <table:covered-table-cell table:number-columns-repeated="21"/>
          <table:table-cell table:number-columns-repeated="16361"/>
        </table:table-row>
        <table:table-row table:style-name="ro5">
          <table:table-cell/>
          <table:table-cell table:style-name="ce19" office:value-type="string" calcext:value-type="string" table:number-columns-spanned="22" table:number-rows-spanned="1">
            <text:p>4.規劃方式：政府規劃或民間自行規劃。</text:p>
          </table:table-cell>
          <table:covered-table-cell table:number-columns-repeated="21"/>
          <table:table-cell table:number-columns-repeated="16361"/>
        </table:table-row>
        <table:table-row table:style-name="ro5" table:number-rows-repeated="1048564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expression table:name="Excel_BuiltIn__FilterDatabase" table:base-cell-address="$'附表-113下半年至114年上半年預計公告招商案源填報表'.$A$1" table:expression="附表-#ref!.[.$A$1]:附表-[#REF!]"/>
          <table:named-expression table:name="Print_Area" table:base-cell-address="$'附表-113下半年至114年上半年預計公告招商案源填報表'.$A$1" table:expression="附表-#ref!.[.$A$1]:附表-[#REF!]"/>
        </table:named-expressions>
      </table:table>
      <table:table table:name="Sheet2" table:style-name="ta2">
        <table:table-column table:style-name="co13" table:number-columns-repeated="1023" table:default-cell-style-name="ce1"/>
        <table:table-column table:style-name="co12" table:number-columns-repeated="15361" table:default-cell-style-name="ce1"/>
        <table:table-row table:style-name="ro6" table:number-rows-repeated="1048575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3" table:style-name="ta2">
        <table:table-column table:style-name="co13" table:number-columns-repeated="1023" table:default-cell-style-name="ce1"/>
        <table:table-column table:style-name="co12" table:number-columns-repeated="15361" table:default-cell-style-name="ce1"/>
        <table:table-row table:style-name="ro6" table:number-rows-repeated="1048575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思源黑體" style:language-asian="zh" style:country-asian="TW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思源黑體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TW">
      <number:currency-symbol number:language="zh" number:country="TW">NT$</number:currency-symbol>
      <number:number number:decimal-places="2" number:min-decimal-places="2" number:min-integer-digits="1" number:grouping="true"/>
    </number:currency-style>
    <number:currency-style style:name="N10104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37">
      <number:number number:decimal-places="0" number:min-decimal-places="0" number:min-integer-digits="1"/>
      <number:text> </number:text>
    </number:number-style>
    <number:number-style style:name="N138P0" style:volatile="true">
      <number:number number:decimal-places="0" number:min-decimal-places="0" number:min-integer-digits="1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38P0"/>
    </number:number-style>
    <number:currency-style style:name="N10137" number:language="zh" number:country="TW">
      <number:currency-symbol number:language="zh" number:country="TW">NT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middle"/>
      <style:text-properties fo:color="#0000ff" style:text-underline-style="solid" style:text-underline-width="auto" style:text-underline-color="font-color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1.3cm" fo:margin-left="1.9cm" fo:margin-right="1.9cm" style:print-page-order="ltr" style:first-page-number="continue" style:scale-to="48%" style:print="charts drawings objects"/>
      <style:header-style>
        <style:header-footer-properties fo:min-height="1.101cm" fo:margin-left="0cm" fo:margin-right="0cm" fo:margin-bottom="0cm"/>
      </style:header-style>
      <style:footer-style>
        <style:header-footer-properties fo:min-height="0.80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font-name="新細明體" fo:font-size="16pt" fo:font-weight="bold" style:font-name-asian="新細明體" style:font-size-asian="16pt" style:font-weight-asian="bold" style:font-name-complex="新細明體" style:font-size-complex="16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附表</text:span><text:span text:style-name="MT1">-114</text:span><text:span text:style-name="MT1">下半年至</text:span><text:span text:style-name="MT1">115</text:span><text:span text:style-name="MT1">年上半年預計公告招商案源填報表</text:span></text:p>
      </style:header>
      <style:header-left style:display="false"/>
      <style:footer>
        <text:p><text:page-number>1</text:page-number>/<text:page-count>99</text:page-count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MODA_ODF_Application_Tools/3.5.5.5.1$Windows_X86_64 LibreOffice_project/2400664dc58dcb0ebf6fa60ed771977be6c7395f</meta:generator>
    <meta:initial-creator>o11055</meta:initial-creator>
    <dc:creator>馬瑩珊</dc:creator>
    <meta:creation-date>2013-03-29T15:43:33Z</meta:creation-date>
    <dc:date>2024-11-13T06:58:32Z</dc:date>
    <meta:print-date>2023-11-15T01:46:36Z</meta:print-date>
    <meta:editing-cycles>7</meta:editing-cycles>
    <meta:editing-duration>PT750S</meta:editing-duration>
    <meta:document-statistic meta:table-count="3" meta:cell-count="92" meta:object-count="200"/>
  </office:meta>
</office:document-meta>
</file>